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6" style:family="paragraph" style:parent-style-name="Standard">
      <style:text-properties style:font-name="Times New Roman" fo:font-style="italic" style:font-style-asian="italic" style:font-name-complex="Times New Roman" style:font-style-complex="italic"/>
    </style:style>
    <style:style style:name="P7"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8" style:family="paragraph" style:parent-style-name="Standard">
      <style:text-properties style:font-name="Times New Roman" fo:font-style="italic" style:font-name-asian="Times New Roman" style:font-style-asian="italic" style:font-name-complex="Times New Roman" style:font-style-complex="italic"/>
    </style:style>
    <style:style style:name="P9" style:family="paragraph" style:parent-style-name="Standard">
      <style:text-properties style:font-name="Times New Roman" fo:font-style="italic" style:font-name-asian="宋体1" style:font-style-asian="italic" style:font-name-complex="Times New Roman" style:font-style-complex="italic"/>
    </style:style>
    <style:style style:name="P10"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1" style:family="paragraph" style:parent-style-name="Standard">
      <style:text-properties style:font-name="Times New Roman" style:font-name-asian="Times New Roman" style:font-name-complex="Times New Roman"/>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4" style:family="paragraph" style:parent-style-name="Standard">
      <style:paragraph-properties style:text-autospace="none">
        <style:tab-stops>
          <style:tab-stop style:position="1.251cm"/>
        </style:tab-stops>
      </style:paragraph-properties>
    </style:style>
    <style:style style:name="P15" style:family="paragraph" style:parent-style-name="Standard">
      <style:paragraph-properties>
        <style:tab-stops>
          <style:tab-stop style:position="1.501cm"/>
        </style:tab-stops>
      </style:paragraph-properties>
    </style:style>
    <style:style style:name="P16" style:family="paragraph" style:parent-style-name="Standard">
      <style:text-properties style:font-name="Courier New" style:font-name-complex="Times New Roman"/>
    </style:style>
    <style:style style:name="P17" style:family="paragraph" style:parent-style-name="Standard">
      <style:text-properties style:font-name="Courier New" style:font-name-asian="Times New Roman" style:font-name-complex="Times New Roman"/>
    </style:style>
    <style:style style:name="P18" style:family="paragraph" style:parent-style-name="Standard">
      <style:text-properties style:font-name="Courier New" style:font-name-asian="Courier New" style:font-name-complex="Times New Roman"/>
    </style:style>
    <style:style style:name="P19"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1"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2" style:family="paragraph" style:parent-style-name="Standard">
      <style:paragraph-properties>
        <style:tab-stops>
          <style:tab-stop style:position="1cm"/>
        </style:tab-stops>
      </style:paragraph-properties>
    </style:style>
    <style:style style:name="P23"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4" style:family="paragraph" style:parent-style-name="List_20_Paragraph">
      <style:paragraph-properties fo:margin-left="1.376cm" fo:margin-right="0cm" fo:text-indent="0cm" style:auto-text-indent="false"/>
      <style:text-properties style:font-name="Courier New" style:font-name-complex="Times New Roman"/>
    </style:style>
    <style:style style:name="P25" style:family="paragraph" style:parent-style-name="Standard">
      <style:paragraph-properties fo:margin-left="1.376cm" fo:margin-right="0cm" fo:text-indent="0cm" style:auto-text-indent="false"/>
      <style:text-properties style:font-name="Courier New" style:font-name-complex="Times New Roman"/>
    </style:style>
    <style:style style:name="P2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0"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1" style:family="paragraph" style:parent-style-name="Standard" style:master-page-name="">
      <style:paragraph-properties style:page-number="auto"/>
      <style:text-properties style:font-name="Times New Roman" style:font-name-complex="Times New Roman"/>
    </style:style>
    <style:style style:name="P32" style:family="paragraph" style:parent-style-name="Code">
      <style:text-properties style:font-name="Times New Roman"/>
    </style:style>
    <style:style style:name="P33" style:family="paragraph" style:parent-style-name="Code">
      <style:text-properties style:font-name="Times New Roman" style:language-asian="zh" style:country-asian="CN" style:font-name-complex="Times New Roman"/>
    </style:style>
    <style:style style:name="P34" style:family="paragraph" style:parent-style-name="Code">
      <style:text-properties style:font-name="Courier New"/>
    </style:style>
    <style:style style:name="P35" style:family="paragraph" style:parent-style-name="Code">
      <style:text-properties style:font-name="Courier New" style:font-name-complex="Times New Roman"/>
    </style:style>
    <style:style style:name="P36" style:family="paragraph" style:parent-style-name="Code">
      <style:paragraph-properties>
        <style:tab-stops>
          <style:tab-stop style:position="1.251cm"/>
        </style:tab-stops>
      </style:paragraph-properties>
    </style:style>
    <style:style style:name="P37" style:family="paragraph" style:parent-style-name="Code">
      <style:text-properties style:language-asian="zh" style:country-asian="CN"/>
    </style:style>
    <style:style style:name="P38" style:family="paragraph" style:parent-style-name="Standard">
      <style:paragraph-properties fo:background-color="transparent">
        <style:background-image/>
      </style:paragraph-properties>
      <style:text-properties style:font-name="Times New Roman" style:font-name-complex="Times New Roman"/>
    </style:style>
    <style:style style:name="P39"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0"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6"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47" style:family="paragraph" style:parent-style-name="Code">
      <style:paragraph-properties fo:margin-left="0cm" fo:margin-right="0cm" fo:text-indent="0cm" style:auto-text-indent="false"/>
    </style:style>
    <style:style style:name="P48"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4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1" style:family="paragraph" style:parent-style-name="List_20_Continue">
      <style:paragraph-properties fo:margin-left="0cm" fo:margin-right="0cm" fo:text-indent="0cm" style:auto-text-indent="false"/>
    </style:style>
    <style:style style:name="P52"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3" style:family="paragraph" style:parent-style-name="Default_20_Text">
      <style:paragraph-properties fo:margin-left="0cm" fo:margin-right="0cm" fo:text-indent="0cm" style:auto-text-indent="false"/>
    </style:style>
    <style:style style:name="P54"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5"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6"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57"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58"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9" style:family="paragraph" style:parent-style-name="Default_20_Text" style:master-page-name="">
      <style:paragraph-properties fo:margin-left="0cm" fo:margin-right="0cm" fo:text-indent="0cm" style:auto-text-indent="false" style:page-number="auto"/>
    </style:style>
    <style:style style:name="P60"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1" style:family="paragraph" style:parent-style-name="Default_20_Text">
      <style:text-properties style:font-name="Times New Roman" style:font-name-complex="Times New Roman"/>
    </style:style>
    <style:style style:name="P62" style:family="paragraph" style:parent-style-name="Default_20_Text">
      <style:text-properties style:font-name-complex="Calibri"/>
    </style:style>
    <style:style style:name="P6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4"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5"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66" style:family="paragraph" style:parent-style-name="Standard">
      <style:paragraph-properties fo:margin-left="0.847cm" fo:margin-right="0cm" fo:text-indent="0cm" style:auto-text-indent="false"/>
      <style:text-properties style:font-name="Times New Roman" style:font-name-complex="Times New Roman"/>
    </style:style>
    <style:style style:name="P67"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68" style:family="paragraph" style:parent-style-name="Standard">
      <style:paragraph-properties fo:margin-left="-0.026cm" fo:margin-right="0cm" fo:text-indent="0cm" style:auto-text-indent="false"/>
      <style:text-properties style:font-name="Times New Roman" style:font-name-asian="Times New Roman"/>
    </style:style>
    <style:style style:name="P69" style:family="paragraph" style:parent-style-name="Contents_20_2">
      <style:paragraph-properties>
        <style:tab-stops>
          <style:tab-stop style:position="14.817cm" style:type="right" style:leader-style="dotted" style:leader-text="."/>
        </style:tab-stops>
      </style:paragraph-properties>
    </style:style>
    <style:style style:name="P70"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1" style:family="paragraph" style:parent-style-name="Contents_20_3">
      <style:paragraph-properties>
        <style:tab-stops>
          <style:tab-stop style:position="14.393cm" style:type="right" style:leader-style="dotted" style:leader-text="."/>
        </style:tab-stops>
      </style:paragraph-properties>
    </style:style>
    <style:style style:name="P72" style:family="paragraph" style:parent-style-name="Contents_20_1">
      <style:paragraph-properties>
        <style:tab-stops>
          <style:tab-stop style:position="15.24cm" style:type="right" style:leader-style="dotted" style:leader-text="."/>
        </style:tab-stops>
      </style:paragraph-properties>
    </style:style>
    <style:style style:name="P73" style:family="paragraph" style:parent-style-name="Heading_20_2" style:list-style-name="L1">
      <style:text-properties style:font-name-complex="Times New Roman"/>
    </style:style>
    <style:style style:name="P7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7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7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7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79" style:family="paragraph" style:parent-style-name="Heading_20_1" style:list-style-name="L1">
      <style:paragraph-properties>
        <style:tab-stops>
          <style:tab-stop style:position="0.75cm"/>
        </style:tab-stops>
      </style:paragraph-properties>
      <style:text-properties style:font-name-complex="Times New Roman"/>
    </style:style>
    <style:style style:name="P8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4" style:list-style-name="L1"/>
    <style:style style:name="P9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0"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01" style:family="paragraph" style:parent-style-name="Standard">
      <style:text-properties style:font-name="Times New Roman" style:font-name-complex="Times New Roman"/>
    </style:style>
    <style:style style:name="P102" style:family="paragraph" style:parent-style-name="Standard">
      <style:text-properties style:font-name="Times New Roman" style:language-asian="zh" style:country-asian="CN" style:font-name-complex="Times New Roman"/>
    </style:style>
    <style:style style:name="P103" style:family="paragraph" style:parent-style-name="Standard">
      <style:text-properties style:font-name="Times New Roman" fo:font-weight="bold" style:language-asian="zh" style:country-asian="CN" style:font-weight-asian="bold" style:font-name-complex="Times New Roman" style:font-weight-complex="bold"/>
    </style:style>
    <style:style style:name="P104" style:family="paragraph" style:parent-style-name="Standard">
      <style:text-properties style:font-name="Courier New" fo:font-size="10pt" style:font-size-asian="10pt" style:font-size-complex="10pt"/>
    </style:style>
    <style:style style:name="P10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1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style:font-style-asian="italic" style:font-name-complex="Helv" style:font-style-complex="italic"/>
    </style:style>
    <style:style style:name="T21" style:family="text">
      <style:text-properties fo:font-style="italic" fo:font-weight="bold" style:font-style-asian="italic" style:font-weight-asian="bold" style:font-style-complex="italic"/>
    </style:style>
    <style:style style:name="T22" style:family="text">
      <style:text-properties fo:font-style="italic" fo:font-weight="bold" style:font-style-asian="italic" style:font-weight-asian="bold" style:font-name-complex="Helv" style:font-style-complex="italic"/>
    </style:style>
    <style:style style:name="T23" style:family="text">
      <style:text-properties fo:color="#ff0000"/>
    </style:style>
    <style:style style:name="T24" style:family="text">
      <style:text-properties style:font-name-complex="Helv"/>
    </style:style>
    <style:style style:name="T25" style:family="text">
      <style:text-properties fo:language="da" fo:country="DK" style:font-name-complex="Helv"/>
    </style:style>
    <style:style style:name="T26" style:family="text">
      <style:text-properties style:font-name-complex="Calibri"/>
    </style:style>
    <style:style style:name="T27" style:family="text">
      <style:text-properties fo:language="en" fo:country="US"/>
    </style:style>
    <style:style style:name="T28" style:family="text">
      <style:text-properties style:language-complex="en" style:country-complex="US"/>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
      <text:p text:style-name="P1">xCAT 2 cookbook for Linux on IBM Power Series </text:p>
      <text:p text:style-name="P63"/>
      <text:p text:style-name="P65"/>
      <text:p text:style-name="P64"/>
      <text:p text:style-name="P64">Date: 04/01/2009 <text:s text:c="11"/></text:p>
      <text:p text:style-name="P2"/>
      <text:p text:style-name="P12"/>
      <text:p text:style-name="P12"/>
      <text:p text:style-name="P2"/>
      <text:p text:style-name="P2"/>
      <text:p text:style-name="P2"/>
      <text:p text:style-name="P2"/>
      <text:p text:style-name="P13">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2"><text:a xlink:type="simple" xlink:href="#1.Introduction |outline">1. Introduction <text:tab/>4</text:a></text:p>
          <text:p text:style-name="P72"><text:a xlink:type="simple" xlink:href="#2.Install xCAT 2 on the Management node|outline">2. Install xCAT 2 on the Management node<text:tab/>5</text:a></text:p>
          <text:p text:style-name="P72"><text:a xlink:type="simple" xlink:href="#3.Setup the management node |outline">3. Setup the management node <text:tab/>5</text:a></text:p>
          <text:p text:style-name="P69"><text:a xlink:type="simple" xlink:href="#3.1.[Power 5] Workaround the atftpd issue|outline">3.1. [Power 5] Workaround the atftpd issue<text:tab/>5</text:a></text:p>
          <text:p text:style-name="P71"><text:a xlink:type="simple" xlink:href="#3.1.1.Remove atftp|outline">3.1.1. Remove atftp<text:tab/>5</text:a></text:p>
          <text:p text:style-name="P71"><text:a xlink:type="simple" xlink:href="#3.1.2.Install the tftp server needed by xCAT, and restart it|outline">3.1.2. Install the tftp server needed by xCAT, and restart it<text:tab/>5</text:a></text:p>
          <text:p text:style-name="P71"><text:a xlink:type="simple" xlink:href="#3.1.3.Restart the tftp server|outline">3.1.3. Restart the tftp server<text:tab/>5</text:a></text:p>
          <text:p text:style-name="P69"><text:a xlink:type="simple" xlink:href="#3.2.Setup  common attributes for xCAT in the database|outline">3.2. Setup <text:s/>common attributes for xCAT in the database<text:tab/>6</text:a></text:p>
          <text:p text:style-name="P71"><text:a xlink:type="simple" xlink:href="#3.2.1.Add the default account for system|outline">3.2.1. Add the default account for system<text:tab/>6</text:a></text:p>
          <text:p text:style-name="P71"><text:a xlink:type="simple" xlink:href="#3.2.2.Add the default account for hmc|outline">3.2.2. Add the default account for hmc<text:tab/>6</text:a></text:p>
          <text:p text:style-name="P69"><text:a xlink:type="simple" xlink:href="#3.3.Define the compute nodes|outline">3.3. Define the compute nodes<text:tab/>6</text:a></text:p>
          <text:p text:style-name="P71"><text:a xlink:type="simple" xlink:href="#3.3.1.Gather Node information using the rscan command|outline">3.3.1. Gather Node information using the rscan command<text:tab/>6</text:a></text:p>
          <text:p text:style-name="P70"><text:a xlink:type="simple" xlink:href="#3.3.1.1.Define HMC as an xCAT node|outline">3.3.1.1. Define HMC as an xCAT node<text:tab/>6</text:a></text:p>
          <text:p text:style-name="P70"><text:a xlink:type="simple" xlink:href="#3.3.1.2.Discover the LPARs managed by HMC|outline">3.3.1.2. Discover the LPARs managed by HMC<text:tab/>6</text:a></text:p>
          <text:p text:style-name="P70"><text:a xlink:type="simple" xlink:href="#3.3.1.3.Define xCAT node using the stanza file|outline">3.3.1.3. Define xCAT node using the stanza file<text:tab/>7</text:a></text:p>
          <text:p text:style-name="P71"><text:a xlink:type="simple" xlink:href="#3.3.2.Update the attributes of the node|outline">3.3.2. Update the attributes of the node<text:tab/>8</text:a></text:p>
          <text:p text:style-name="P70"><text:a xlink:type="simple" xlink:href="#3.3.2.1.Set the resource attributes of the node|outline">3.3.2.1. Set the resource attributes of the node<text:tab/>8</text:a></text:p>
          <text:p text:style-name="P70"><text:a xlink:type="simple" xlink:href="#3.3.2.2.Set the type attributes of the node|outline">3.3.2.2. Set the type attributes of the node<text:tab/>8</text:a></text:p>
          <text:p text:style-name="P70"><text:a xlink:type="simple" xlink:href="#3.3.2.3. Modify the table postscripts|outline">3.3.2.3. <text:s/>Modify the table postscripts<text:tab/>8</text:a></text:p>
          <text:p text:style-name="P69"><text:a xlink:type="simple" xlink:href="#3.4.Setup the Services and Definition|outline">3.4. Setup the Services and Definition<text:tab/>8</text:a></text:p>
          <text:p text:style-name="P71"><text:a xlink:type="simple" xlink:href="#3.4.1.Create the xCAT network object|outline">3.4.1. Create the xCAT network object<text:tab/>8</text:a></text:p>
          <text:p text:style-name="P71"><text:a xlink:type="simple" xlink:href="#3.4.2.Setup the DNS |outline">3.4.2. Setup the DNS <text:tab/>8</text:a></text:p>
          <text:p text:style-name="P70"><text:soft-page-break/><text:a xlink:type="simple" xlink:href="#3.4.2.1.Setup /etc/hosts with entries for all you nodes, hmcs, fsps|outline">3.4.2.1. Setup /etc/hosts with entries for all you nodes, hmcs, fsps<text:tab/>8</text:a></text:p>
          <text:p text:style-name="P70"><text:a xlink:type="simple" xlink:href="#3.4.2.2.Setup the nameserver |outline">3.4.2.2. Setup the nameserver <text:tab/>8</text:a></text:p>
          <text:p text:style-name="P70"><text:a xlink:type="simple" xlink:href="#3.4.2.3.Setup the DNS attributes in the Site table|outline">3.4.2.3. Setup the DNS attributes in the Site table<text:tab/>9</text:a></text:p>
          <text:p text:style-name="P70"><text:a xlink:type="simple" xlink:href="#3.4.2.4.Setup  DNS configuration |outline">3.4.2.4. Setup <text:s/>DNS configuration <text:tab/>9</text:a></text:p>
          <text:p text:style-name="P71"><text:a xlink:type="simple" xlink:href="#3.4.3.Configure conserver|outline">3.4.3. Configure conserver<text:tab/>9</text:a></text:p>
          <text:p text:style-name="P71"><text:a xlink:type="simple" xlink:href="#3.4.4.Check rcons|outline">3.4.4. Check rcons<text:tab/>9</text:a></text:p>
          <text:p text:style-name="P71"><text:a xlink:type="simple" xlink:href="#3.4.5.Update the mac table with the  address of the node(s)|outline">3.4.5. Update the mac table with the <text:s/>address of the node(s)<text:tab/>9</text:a></text:p>
          <text:p text:style-name="P71"><text:a xlink:type="simple" xlink:href="#3.4.6.Check rpower is working on the node |outline">3.4.6. Check rpower is working on the node <text:tab/>9</text:a></text:p>
          <text:p text:style-name="P71"><text:a xlink:type="simple" xlink:href="#3.4.7. Setup dhcp service|outline">3.4.7. <text:s/>Setup dhcp service<text:tab/>10</text:a></text:p>
          <text:p text:style-name="P70"><text:a xlink:type="simple" xlink:href="#3.4.7.1.Setup the dhcp listen interfaces in site table|outline">3.4.7.1. Setup the dhcp listen interfaces in site table<text:tab/>10</text:a></text:p>
          <text:p text:style-name="P70"><text:a xlink:type="simple" xlink:href="#3.4.7.2.[SLES]  Check the installation of dhcp-server |outline">3.4.7.2. [SLES] <text:s/>Check the installation of dhcp-server <text:tab/>10</text:a></text:p>
          <text:p text:style-name="P70"><text:a xlink:type="simple" xlink:href="#3.4.7.3.Configure the DHCP|outline">3.4.7.3. Configure the DHCP<text:tab/>10</text:a></text:p>
          <text:p text:style-name="P72"><text:a xlink:type="simple" xlink:href="#4.Install a Compute Node |outline">4. Install a Compute Node <text:tab/>10</text:a></text:p>
          <text:p text:style-name="P69"><text:a xlink:type="simple" xlink:href="#4.1.Prepare the installation source|outline">4.1. Prepare the installation source<text:tab/>10</text:a></text:p>
          <text:p text:style-name="P69"><text:a xlink:type="simple" xlink:href="#4.2.Statefull Node installation|outline">4.2. Statefull Node installation<text:tab/>10</text:a></text:p>
          <text:p text:style-name="P71"><text:a xlink:type="simple" xlink:href="#4.2.1.Customize the installation profile|outline">4.2.1. Customize the installation profile<text:tab/>10</text:a></text:p>
          <text:p text:style-name="P70"><text:a xlink:type="simple" xlink:href="#4.2.1.1.Install the specific packages|outline">4.2.1.1. Install the specific packages<text:tab/>11</text:a></text:p>
          <text:p text:style-name="P70"><text:a xlink:type="simple" xlink:href="#4.2.1.2.[SLES 11]:  Add the stunnel rpm from xCAT deps tarball|outline">4.2.1.2. [SLES 11]: <text:s/>Add the stunnel rpm from xCAT deps tarball<text:tab/>11</text:a></text:p>
          <text:p text:style-name="P71"><text:a xlink:type="simple" xlink:href="#4.2.2.Set the node status to ready for installation|outline">4.2.2. Set the node status to ready for installation<text:tab/>11</text:a></text:p>
          <text:p text:style-name="P71"><text:a xlink:type="simple" xlink:href="#4.2.3.Use network boot to start the installation|outline">4.2.3. Use network boot to start the installation<text:tab/>11</text:a></text:p>
          <text:p text:style-name="P71"><text:a xlink:type="simple" xlink:href="#4.2.4.Check the installation results|outline">4.2.4. Check the installation results<text:tab/>11</text:a></text:p>
          <text:p text:style-name="P69"><text:a xlink:type="simple" xlink:href="#4.3.Stateless node installation|outline">4.3. Stateless node installation<text:tab/>11</text:a></text:p>
          <text:p text:style-name="P71"><text:a xlink:type="simple" xlink:href="#4.3.1.Generate the stateless image for compute node|outline">4.3.1. Generate the stateless image for compute node<text:tab/>11</text:a></text:p>
          <text:p text:style-name="P70"><text:a xlink:type="simple" xlink:href="#4.3.1.1.Make the compute node packaging list|outline">4.3.1.1. Make the compute node packaging list<text:tab/>12</text:a></text:p>
          <text:p text:style-name="P70"><text:a xlink:type="simple" xlink:href="#4.3.1.2.Run image generation|outline">4.3.1.2. Run image generation<text:tab/>13</text:a></text:p>
          <text:p text:style-name="P70"><text:a xlink:type="simple" xlink:href="#4.3.1.3.Pack the image|outline">4.3.1.3. Pack the image<text:tab/>13</text:a></text:p>
          <text:p text:style-name="P71"><text:a xlink:type="simple" xlink:href="#4.3.2.Set the node status ready for network boot|outline">4.3.2. Set the node status ready for network boot<text:tab/>13</text:a></text:p>
          <text:p text:style-name="P71"><text:a xlink:type="simple" xlink:href="#4.3.3.Use network boot to start the installation|outline">4.3.3. Use network boot to start the installation<text:tab/>13</text:a></text:p>
          <text:p text:style-name="P71"><text:a xlink:type="simple" xlink:href="#4.3.4.Check the installation result|outline">4.3.4. Check the installation result<text:tab/>13</text:a></text:p>
          <text:p text:style-name="P72"><text:a xlink:type="simple" xlink:href="#5.Firmware upgrade|outline">5. Firmware upgrade<text:tab/>13</text:a></text:p>
          <text:p text:style-name="P69"><text:a xlink:type="simple" xlink:href="#5.1.Requirements|outline">5.1. Requirements<text:tab/>13</text:a></text:p>
          <text:p text:style-name="P71"><text:a xlink:type="simple" xlink:href="#5.1.1.Enable the HMC to allow remote ssh connections.|outline">5.1.1. Enable the HMC to allow remote ssh connections.<text:tab/>13</text:a></text:p>
          <text:p text:style-name="P71"><text:a xlink:type="simple" xlink:href="#5.1.2.Define the necessary attributes|outline">5.1.2. Define the necessary attributes<text:tab/>13</text:a></text:p>
          <text:p text:style-name="P71"><text:a xlink:type="simple" xlink:href="#5.1.3.Define the HMC as a node|outline">5.1.3. Define the HMC as a node<text:tab/>14</text:a></text:p>
          <text:p text:style-name="P71"><text:a xlink:type="simple" xlink:href="#5.1.4.Setup SSH connection to HMC|outline">5.1.4. Setup SSH connection to HMC<text:tab/>14</text:a></text:p>
          <text:p text:style-name="P71"><text:a xlink:type="simple" xlink:href="#5.1.5.Get the Microcode update package and associated XML file|outline">5.1.5. Get the Microcode update package and associated XML file<text:tab/>14</text:a></text:p>
          <text:p text:style-name="P69"><text:soft-page-break/><text:a xlink:type="simple" xlink:href="#5.2.Perform Firmware upgrade for CEC on P5/P6|outline">5.2. Perform Firmware upgrade for CEC on P5/P6<text:tab/>14</text:a></text:p>
          <text:p text:style-name="P71"><text:a xlink:type="simple" xlink:href="#5.2.1.Define the CEC as a node on the management node|outline">5.2.1. Define the CEC as a node on the management node<text:tab/>14</text:a></text:p>
          <text:p text:style-name="P71"><text:a xlink:type="simple" xlink:href="#5.2.2.Setup SSH connection to HMC|outline">5.2.2. Setup SSH connection to HMC<text:tab/>14</text:a></text:p>
          <text:p text:style-name="P71"><text:a xlink:type="simple" xlink:href="#5.2.3.Check firmware level|outline">5.2.3. Check firmware level<text:tab/>15</text:a></text:p>
          <text:p text:style-name="P71"><text:a xlink:type="simple" xlink:href="#5.2.4.Update the firmware|outline">5.2.4. Update the firmware<text:tab/>15</text:a></text:p>
          <text:p text:style-name="P69"><text:a xlink:type="simple" xlink:href="#5.3.Perform Firmware upgrades for BPA on P5/P6|outline">5.3. Perform Firmware upgrades for BPA on P5/P6<text:tab/>15</text:a></text:p>
          <text:p text:style-name="P71"><text:a xlink:type="simple" xlink:href="#5.3.1.Define the BPA as a node on the management node|outline">5.3.1. Define the BPA as a node on the management node<text:tab/>15</text:a></text:p>
          <text:p text:style-name="P71"><text:a xlink:type="simple" xlink:href="#5.3.2.Setup SSH connection to HMC|outline">5.3.2. Setup SSH connection to HMC<text:tab/>16</text:a></text:p>
          <text:p text:style-name="P71"><text:a xlink:type="simple" xlink:href="#5.3.3.User rinv to check the firmware level ( see rinv manpage)|outline">5.3.3. User rinv to check the firmware level ( see rinv manpage)<text:tab/>16</text:a></text:p>
          <text:p text:style-name="P71"><text:a xlink:type="simple" xlink:href="#5.3.4.Update the firmware|outline">5.3.4. Update the firmware<text:tab/>16</text:a></text:p>
          <text:p text:style-name="P69"><text:a xlink:type="simple" xlink:href="#5.4.Commit currently activated LIC update(copy T to P) for a CEC/BPA on p5/p6|outline">5.4. Commit currently activated LIC update(copy T to P) for a CEC/BPA on p5/p6<text:tab/>16</text:a></text:p>
          <text:p text:style-name="P71"><text:a xlink:type="simple" xlink:href="#5.4.1.Check firmware level|outline">5.4.1. Check firmware level<text:tab/>17</text:a></text:p>
          <text:p text:style-name="P71"><text:a xlink:type="simple" xlink:href="#5.4.2.Commit the firmware LIC|outline">5.4.2. Commit the firmware LIC<text:tab/>17</text:a></text:p>
        </text:index-body>
      </text:table-of-content>
      <text:section text:style-name="Sect3" text:name="区域2">
        <text:p text:style-name="P57"/>
        <text:p text:style-name="P58"/>
      </text:section>
      <text:section text:style-name="Sect4" text:name="区域3">
        <text:p text:style-name="P5"/>
        <text:list text:style-name="L1">
          <text:list-item>
            <text:h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66">1. May have multiple LPARs (an LPAR will be the target machine to install an operating system image on, i.e. the LPAR will be the compute node); </text:p>
        <text:p text:style-name="P66">2. The Ethernet card and SCSI partition can be virtual devices; </text:p>
        <text:p text:style-name="P66">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66">1. Install a stateful compute node</text:p>
        <text:p text:style-name="P66">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6">The management node:</text:p>
        <text:p text:style-name="P24">Arch: an LPAR on a p5/p6 machine</text:p>
        <text:p text:style-name="P24">OS: Red Hat 5.2</text:p>
        <text:p text:style-name="P24">Hostname: pmanagenode</text:p>
        <text:p text:style-name="P24">IP: 192.168.0.1</text:p>
        <text:p text:style-name="P24">HCP: HMC</text:p>
        <text:p text:style-name="P16"/>
        <text:p text:style-name="P16">The management Network:</text:p>
        <text:p text:style-name="P16"><text:tab/>Net: 192.168.0.0</text:p>
        <text:p text:style-name="P16"><text:tab/>NetMask: 255.255.255.0</text:p>
        <text:p text:style-name="P16"><text:tab/>Gateway: 192.168.0.1</text:p>
        <text:p text:style-name="P16"><text:tab/>Cluster-face-IF: eth1</text:p>
        <text:p text:style-name="P16"><text:tab/>dhcpserver: 192.168.0.1</text:p>
        <text:p text:style-name="P16"><text:tab/>tftpserver: 192.168.0.1</text:p>
        <text:p text:style-name="P16"><text:tab/>nameservers: 192.168.0.1</text:p>
        <text:p text:style-name="P16"/>
        <text:p text:style-name="P16">The compute nodes:</text:p>
        <text:p text:style-name="P24">Arch: an LPAR on a p5/p6 machine</text:p>
        <text:p text:style-name="P24">OS: Red Hat 5.2</text:p>
        <text:p text:style-name="P24">HCP: HMC</text:p>
        <text:p text:style-name="P24"/>
        <text:p text:style-name="P24"><text:soft-page-break/>Hostname: pnode1 – this node will be installed in stateful</text:p>
        <text:p text:style-name="P24">IP: 192.168.0.10</text:p>
        <text:p text:style-name="P25">Cluster-face-IF: eth0</text:p>
        <text:p text:style-name="P23"/>
        <text:p text:style-name="P24">Hostname: pnode2 – this node will be installed in stateless</text:p>
        <text:p text:style-name="P24">IP: 192.168.0.20</text:p>
        <text:p text:style-name="P25">Cluster-face-IF: eth0</text:p>
        <text:p text:style-name="P16"/>
        <text:p text:style-name="P16">The Hardware Control Point:</text:p>
        <text:p text:style-name="P16"><text:tab/>Name: <text:s/>hmc1</text:p>
        <text:p text:style-name="P16"><text:tab/>IP: 192.168.0.100</text:p>
        <text:p text:style-name="P16"/>
        <text:p text:style-name="P16">xCAT version:</text:p>
        <text:p text:style-name="P16"><text:tab/>xCAT-2.1+</text:p>
        <text:p text:style-name="P2"/>
        <text:list text:style-name="L1" text:continue-numbering="true">
          <text:list-item>
            <text:h text:outline-level="1">Install xCAT 2 on the Management node</text:h>
          </text:list-item>
        </text:list>
        <text:p text:style-name="P22"><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outline-level="1">Setup the management node </text:h>
            <text:list>
              <text:list-item>
                <text:h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0"/>
        <text:p text:style-name="P3"><text:span text:style-name="T15">[SLES]</text:span><text:span text:style-name="T15">:</text:span></text:p>
        <text:p text:style-name="P47">zypper install tftp-server.ppc</text:p>
        <text:list text:style-name="L1" text:continue-numbering="true">
          <text:list-item>
            <text:list text:continue-numbering="true">
              <text:list-item>
                <text:list text:continue-numbering="true">
                  <text:list-item>
                    <text:h text:style-name="P80" text:outline-level="3">Restart the tftp server</text:h>
                  </text:list-item>
                </text:list>
              </text:list-item>
            </text:list>
          </text:list-item>
        </text:list>
        <text:p text:style-name="P39">Notes: make sure the entry "disable=no" in the /etc/xinetd.d/tftp.</text:p>
        <text:p text:style-name="P55">service xinetd restart</text:p>
        <text:list text:style-name="L1" text:continue-numbering="true">
          <text:list-item>
            <text:list text:continue-numbering="true">
              <text:list-item>
                <text:h text:outline-level="2"><text:soft-page-break/>Setup <text:s/><text:span text:style-name="T9">c</text:span>ommon attribute<text:span text:style-name="T9">s</text:span> for xCAT in the database</text:h>
                <text:list>
                  <text:list-item>
                    <text:h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outline-level="2"><text:span text:style-name="T9">D</text:span>efine the compute <text:span text:style-name="T9">nodes</text:span></text:h>
              </text:list-item>
            </text:list>
          </text:list-item>
        </text:list>
        <text:p text:style-name="P49">The definition of a node is stored in several tables of the xCAT database. <text:s/></text:p>
        <text:p text:style-name="P50"><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outline-level="3">Gather Node information using the rscan command</text:h>
                    <text:list>
                      <text:list-item>
                        <text:h text:style-name="P98" text:outline-level="4">Define HMC as an xCAT node</text:h>
                      </text:list-item>
                    </text:list>
                  </text:list-item>
                </text:list>
              </text:list-item>
            </text:list>
          </text:list-item>
        </text:list>
        <text:p text:style-name="P49">First, define the hardware control point as a node object. </text:p>
        <text:p text:style-name="P49">The following command will create an xCAT node definition for an HMC with a host name of “<text:span text:style-name="T18">hmc1</text:span>”. The <text:span text:style-name="T18">groups, nodetype, mgt, username</text:span>, and <text:span text:style-name="T18">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98" text:outline-level="4"><text:span text:style-name="T9">D</text:span><text:span text:style-name="T10">is</text:span><text:span text:style-name="T9">cover the LPARs managed by HMC</text:span></text:h>
                      </text:list-item>
                    </text:list>
                  </text:list-item>
                </text:list>
              </text:list-item>
            </text:list>
          </text:list-item>
        </text:list>
        <text:p text:style-name="P51">Run the <text:span text:style-name="T17">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7">rscan</text:span> as well as some default values that could be used for the node definitions.</text:p>
        <text:p text:style-name="P56">To write the stanza format output of <text:span text:style-name="T17">rscan</text:span> to a file called “node.stanza<text:span text:style-name="T18">”</text:span> run the following command.</text:p>
        <text:p text:style-name="P34">rscan –z hmc01 &gt; <text:s/>node.stanza</text:p>
        <text:p text:style-name="P32"/>
        <text:p text:style-name="P51">This file can then be checked and modified as needed. <text:s/>For example you may need to add a different name for the node definition or add additional attributes and values.</text:p>
        <text:p text:style-name="P51"><text:span text:style-name="T21">Note</text:span><text:span text:style-name="T19">: The stanza file will contain stanzas for things other than the LPARs. <text:s/>This information must also be defined in the xCAT database. <text:s/>It is not necessary to modify the non-LPAR stanzas in any way.</text:span></text:p>
        <text:p text:style-name="P51">The <text:s/>stanza file will look something like the following. <text:s/><text:span text:style-name="T23"><text:s/></text:span></text:p>
        <text:p text:style-name="P105">Server-9117-MMA-SN10F6F3D:</text:p>
        <text:p text:style-name="P41"><text:s text:c="8"/>objtype=node</text:p>
        <text:p text:style-name="P41"><text:s text:c="8"/>nodetype=fsp</text:p>
        <text:p text:style-name="P41"><text:s text:c="8"/>id=5</text:p>
        <text:p text:style-name="P41"><text:soft-page-break/><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pnode1:</text:p>
        <text:p text:style-name="P41"><text:s text:c="8"/>objtype=node</text:p>
        <text:p text:style-name="P41"><text:s text:c="8"/>nodetype=lpar,osi</text:p>
        <text:p text:style-name="P41"><text:s text:c="8"/>id=9</text:p>
        <text:p text:style-name="P41"><text:s text:c="8"/>hcp=hmc1</text:p>
        <text:p text:style-name="P41"><text:s text:c="8"/>pprofile=lpar9</text:p>
        <text:p text:style-name="P41"><text:s text:c="8"/>parent=Server-9117-MMA-SN10F6F3D</text:p>
        <text:p text:style-name="P41"><text:s text:c="8"/>groups=all</text:p>
        <text:p text:style-name="P41"><text:s text:c="8"/>mgt=hmc</text:p>
        <text:p text:style-name="P41"/>
        <text:p text:style-name="P41">pnode2:</text:p>
        <text:p text:style-name="P41"><text:s text:c="8"/>objtype=node</text:p>
        <text:p text:style-name="P41"><text:s text:c="8"/>nodetype=lpar,osi</text:p>
        <text:p text:style-name="P41"><text:s text:c="8"/>id=7</text:p>
        <text:p text:style-name="P41"><text:s text:c="8"/>hcp=hmc1</text:p>
        <text:p text:style-name="P41"><text:s text:c="8"/>pprofile=lpar6</text:p>
        <text:p text:style-name="P41"><text:s text:c="8"/>parent=Server-9117-MMA-SN10F6F3D</text:p>
        <text:p text:style-name="P41"><text:s text:c="8"/>groups=all</text:p>
        <text:p text:style-name="P41"><text:s text:c="8"/>mgt=hmc</text:p>
        <text:p text:style-name="P67"/>
        <text:p text:style-name="P52"><text:span text:style-name="T22">Note</text:span><text:span text:style-name="T20">: The </text:span><text:span text:style-name="T22">rscan</text:span><text:span text:style-name="T20"> command supports an option to automatically create node definitions in the xCAT database. <text:s text:c="2"/>To do this the LPAR name gathered by </text:span><text:span text:style-name="T22">rscan</text:span><text:span text:style-name="T20"> is used as the node name and the command sets several default values. If you use the “-w” option make sure the LPAR name you defined will be the name you want used as your node name. <text:s/></text:span></text:p>
        <text:p text:style-name="P7">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98" text:outline-level="4">Define xCAT node using the stanza file</text:h>
                      </text:list-item>
                    </text:list>
                  </text:list-item>
                </text:list>
              </text:list-item>
            </text:list>
          </text:list-item>
        </text:list>
        <text:p text:style-name="P14"><text:span text:style-name="T7">The information gathered by the </text:span><text:span text:style-name="T5">rscan </text:span><text:span text:style-name="T7">command can be used to create xCAT node definitions.</text:span></text:p>
        <text:p text:style-name="P68"/>
        <text:p text:style-name="Code">cat node.stanza | mkdef –z</text:p>
        <text:list text:style-name="L1" text:continue-numbering="true">
          <text:list-item>
            <text:list text:continue-numbering="true">
              <text:list-item>
                <text:list text:continue-numbering="true">
                  <text:list-item>
                    <text:h text:outline-level="3">Update the <text:span text:style-name="T9">attributes of the node</text:span></text:h>
                    <text:list>
                      <text:list-item>
                        <text:h text:style-name="P98" text:outline-level="4">Set the resource attributes of the node</text:h>
                      </text:list-item>
                    </text:list>
                  </text:list-item>
                </text:list>
              </text:list-item>
            </text:list>
          </text:list-item>
        </text:list>
        <text:p text:style-name="P105">chdef -t node -o pnode1 <text:s/>netboot=yaboot <text:s/>tftpserver=192.168.0.1 fsserver=192.168.0.1 monserver=192.168.0.1 xcatmaster=192.168.0.1 installnic="eth0" primarynic="eth0"</text:p>
        <text:p text:style-name="Code"/>
        <text:p text:style-name="P6">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98" text:outline-level="4"><text:soft-page-break/>Set the type attributes of the node</text:h>
                      </text:list-item>
                    </text:list>
                  </text:list-item>
                </text:list>
              </text:list-item>
            </text:list>
          </text:list-item>
        </text:list>
        <text:p text:style-name="Code">chdef -t node -o pnode1 os=&lt;os&gt; arch=ppc64 profile=compute.ppc64</text:p>
        <text:p text:style-name="Code"/>
        <text:p text:style-name="P6">Note: <text:s/>The &lt;os&gt; can be rh*, centos*, fedora*, sles*. (where * is the version #) For example, the &lt;os&gt; can be rhels5.2 or sles11.</text:p>
        <text:p text:style-name="P9"/>
        <text:list text:style-name="L1" text:continue-numbering="true">
          <text:list-item>
            <text:list text:continue-numbering="true">
              <text:list-item>
                <text:list text:continue-numbering="true">
                  <text:list-item>
                    <text:list text:continue-numbering="true">
                      <text:list-item>
                        <text:h text:style-name="P98" text:outline-level="4"><text:s/>Modify the table postscripts</text:h>
                      </text:list-item>
                    </text:list>
                  </text:list-item>
                </text:list>
              </text:list-item>
            </text:list>
          </text:list-item>
        </text:list>
        <text:p text:style-name="P10">This only needs to be done when you want to run the my_script after installing the compute node.</text:p>
        <text:p text:style-name="Code">chdef -t node -o pnode1 postscripts=my_scrip</text:p>
        <text:p text:style-name="P47"/>
        <text:list text:style-name="L1" text:continue-numbering="true">
          <text:list-item>
            <text:list text:continue-numbering="true">
              <text:list-item>
                <text:h text:outline-level="2">Setup the Services and Definition</text:h>
              </text:list-item>
            </text:list>
          </text:list-item>
        </text:list>
        <text:p text:style-name="P10">The part should be experienced, when there are compute nodes, hmcs, networks defined/deleted.</text:p>
        <text:list text:style-name="L1" text:continue-numbering="true">
          <text:list-item>
            <text:list text:continue-numbering="true">
              <text:list-item>
                <text:list text:continue-numbering="true">
                  <text:list-item>
                    <text:h text:outline-level="3">Create the xCAT network object</text:h>
                  </text:list-item>
                </text:list>
              </text:list-item>
            </text:list>
          </text:list-item>
        </text:list>
        <text:p text:style-name="P2">Create the networks that used for cluster management:</text:p>
        <text:p text:style-name="P36">mkdef -t network -o net1 net=192.168.0.0 mask=255.255.255.0 <text:s/>gateway=192.168.0.1 <text:s/>mgtifname=eth1 <text:s/>dhcpserver=192.168.0.1 <text:s/>tftpserver=192.168.0.1 nameservers=192.168.0.1</text:p>
        <text:p text:style-name="P36"/>
        <text:list text:style-name="L1" text:continue-numbering="true">
          <text:list-item>
            <text:list text:continue-numbering="true">
              <text:list-item>
                <text:list text:continue-numbering="true">
                  <text:list-item>
                    <text:h text:outline-level="3">Setup the DNS </text:h>
                    <text:list>
                      <text:list-item>
                        <text:h text:style-name="P9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98"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98"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98" text:outline-level="4"><text:soft-page-break/>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outline-level="3">Check rcons</text:h>
                  </text:list-item>
                </text:list>
              </text:list-item>
            </text:list>
          </text:list-item>
        </text:list>
        <text:p text:style-name="Code">rcons pnode1</text:p>
        <text:p text:style-name="P2">If it works ok, you will get into the console interface of the pnode1.</text:p>
        <text:list text:style-name="L1" text:continue-numbering="true">
          <text:list-item>
            <text:list text:continue-numbering="true">
              <text:list-item>
                <text:list text:continue-numbering="true">
                  <text:list-item>
                    <text:h text:outline-level="3">Update the mac table with the <text:s/>address of the node(s)</text:h>
                  </text:list-item>
                </text:list>
              </text:list-item>
            </text:list>
          </text:list-item>
        </text:list>
        <text:p text:style-name="P2">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37"/>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list text:style-name="L1" text:continue-numbering="true">
          <text:list-item>
            <text:list text:continue-numbering="true">
              <text:list-item>
                <text:list text:continue-numbering="true">
                  <text:list-item>
                    <text:h text:outline-level="3">Check rpower is working on the node </text:h>
                  </text:list-item>
                </text:list>
              </text:list-item>
            </text:list>
          </text:list-item>
        </text:list>
        <text:p text:style-name="P36">rpower pnode1 stat</text:p>
        <text:list text:style-name="L1" text:continue-numbering="true">
          <text:list-item>
            <text:list text:continue-numbering="true">
              <text:list-item>
                <text:list text:continue-numbering="true">
                  <text:list-item>
                    <text:h text:outline-level="3"><text:s/>Setup dhcp service</text:h>
                    <text:list>
                      <text:list-item>
                        <text:h text:style-name="P98" text:outline-level="4">Setup the dhcp listen interfaces in site table</text:h>
                      </text:list-item>
                    </text:list>
                  </text:list-item>
                </text:list>
              </text:list-item>
            </text:list>
          </text:list-item>
        </text:list>
        <text:p text:style-name="Code">chdef -t site dhcpinterfaces='pmanagenode|eth1'</text:p>
        <text:p text:style-name="P47"/>
        <text:list text:style-name="L1" text:continue-numbering="true">
          <text:list-item>
            <text:list text:continue-numbering="true">
              <text:list-item>
                <text:list text:continue-numbering="true">
                  <text:list-item>
                    <text:list text:continue-numbering="true">
                      <text:list-item>
                        <text:h text:style-name="P9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5"/>
        <text:p text:style-name="Default_20_Text">If it is not installed, installed it manually:</text:p>
        <text:p text:style-name="P47">zypper install dhcp-server</text:p>
        <text:p text:style-name="Default_20_Text"><text:soft-page-break/></text:p>
        <text:list text:style-name="L1" text:continue-numbering="true">
          <text:list-item>
            <text:list text:continue-numbering="true">
              <text:list-item>
                <text:list text:continue-numbering="true">
                  <text:list-item>
                    <text:list text:continue-numbering="true">
                      <text:list-item>
                        <text:h text:style-name="P98"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6">Note: <text:s/>Please make sure there is only one dhcpd server can server these compute nodes.</text:p>
        <text:p text:style-name="P6"/>
        <text:list text:style-name="L1" text:continue-numbering="true">
          <text:list-item>
            <text:h text:outline-level="1">Install a Compute Node<text:span text:style-name="T8"> </text:span></text:h>
            <text:list>
              <text:list-item>
                <text:h text:style-name="P74"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6">Note: If you encounter the issue that the iso cannot be mounted by the copycds command. Make sure the SElinux is disabled.</text:p>
        <text:list text:style-name="L1" text:continue-numbering="true">
          <text:list-item>
            <text:list text:continue-numbering="true">
              <text:list-item>
                <text:h text:style-name="P74" text:outline-level="2">Statefull Node installation</text:h>
                <text:list>
                  <text:list-item>
                    <text:h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47"/>
        <text:p text:style-name="P2">Commonly for installing the ppc64 compute node, you can use the compute.ppc64 profile.</text:p>
        <text:p text:style-name="P2"/>
        <text:p text:style-name="P2">If you want to customize the profile for compute node like &lt;profile&gt;.ppc64, you can copy the compute.ppc64 to the following directory, and make your modification base on it.</text:p>
        <text:p text:style-name="P104">/install/custom/install/&lt;os&gt;/</text:p>
        <text:p text:style-name="P43"/>
        <text:p text:style-name="P2">Note: The profile name in the &lt;profile&gt; can be set to certain compute node by following command:</text:p>
        <text:p text:style-name="P27">chdef -t node -o pnode1 profile=&lt;profile&gt;</text:p>
        <text:list text:style-name="L1" text:continue-numbering="true">
          <text:list-item>
            <text:list text:continue-numbering="true">
              <text:list-item>
                <text:list text:continue-numbering="true">
                  <text:list-item>
                    <text:list text:continue-numbering="true">
                      <text:list-item>
                        <text:h text:style-name="P99"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5">/install/post/otherpkgs/&lt;os&gt;/&lt;arch&gt;</text:p>
        <text:p text:style-name="P29"/>
        <text:list text:style-name="L1" text:continue-numbering="true">
          <text:list-item>
            <text:list text:continue-numbering="true">
              <text:list-item>
                <text:list text:continue-numbering="true">
                  <text:list-item>
                    <text:list text:continue-numbering="true">
                      <text:list-item>
                        <text:h text:style-name="P98" text:outline-level="4"><text:soft-page-break/>[SLES 11]: <text:s/>Add the stunnel rpm from xCAT deps tarball</text:h>
                      </text:list-item>
                    </text:list>
                  </text:list-item>
                </text:list>
              </text:list-item>
            </text:list>
          </text:list-item>
        </text:list>
        <text:p text:style-name="P53">XCAT requires the stunnel rpm to be installed on the nodes to agent the transport between <text:s/>nodes and management node. <text:s/>The stunnel rpm is not shipped with SLES11, so you need to download the package and put it into the installation directory.</text:p>
        <text:p text:style-name="P53"/>
        <text:p text:style-name="P53">You can get the stunnle package for SLES11 from here:</text:p>
        <text:p text:style-name="P26">http://xcat.sourceforge.net/yum/xcat-dep/sles11/ppc64 </text:p>
        <text:p text:style-name="P54"/>
        <text:p text:style-name="P48">mkdir -p /install/post/otherpkgs/sles11/ppc64</text:p>
        <text:p text:style-name="P28">copy the stunnel package to the /install/post/otherpkgs/sles11/ppc64</text:p>
        <text:p text:style-name="P60"/>
        <text:list text:style-name="L1" text:continue-numbering="true">
          <text:list-item>
            <text:list text:continue-numbering="true">
              <text:list-item>
                <text:list text:continue-numbering="true">
                  <text:list-item>
                    <text:h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81"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81" text:outline-level="3">Check the installation results</text:h>
                  </text:list-item>
                </text:list>
              </text:list-item>
            </text:list>
          </text:list-item>
        </text:list>
        <text:p text:style-name="P38">1. Check that ssh service on the node is working and you can login without <text:s/>password</text:p>
        <text:p text:style-name="P38">2. If ssh is working but cannot login without password, force exchange the ssh key to the compute node using xdsh:</text:p>
        <text:p text:style-name="P105">xdsh pnode1 -K</text:p>
        <text:p text:style-name="P41"/>
        <text:p text:style-name="P2">After exchanging ssh key, following command should work.</text:p>
        <text:p text:style-name="P105">xdsh pnode1 date </text:p>
        <text:list text:style-name="L1" text:continue-numbering="true">
          <text:list-item>
            <text:list text:continue-numbering="true">
              <text:list-item>
                <text:h text:outline-level="2">Stateless<text:span text:style-name="T9"> </text:span>node installation</text:h>
                <text:list>
                  <text:list-item>
                    <text:h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98" text:outline-level="4">Make the <text:span text:style-name="T9">compute</text:span> node packaging list</text:h>
                      </text:list-item>
                    </text:list>
                  </text:list-item>
                </text:list>
              </text:list-item>
            </text:list>
          </text:list-item>
        </text:list>
        <text:p text:style-name="P31">If you want to exclude certain package, add it into the following exlist file:</text:p>
        <text:p text:style-name="P105">/install/custom/install/&lt;os&gt;/&lt;profile&gt;.exlist</text:p>
        <text:p text:style-name="P42"/>
        <text:p text:style-name="P61">Add the packages name that need to be installed on the stateless node into the pkglist file</text:p>
        <text:p text:style-name="P105">/install/custom/install/&lt;os&gt;/&lt;profile&gt;.pkglist </text:p>
        <text:p text:style-name="P103">[RH]:</text:p>
        <text:p text:style-name="P12">Add following packages name into the &lt;profile&gt;.pkglist</text:p>
        <text:p text:style-name="P105"><text:s text:c="4"/>bash</text:p>
        <text:p text:style-name="P41"><text:s text:c="4"/>nfs-utils</text:p>
        <text:p text:style-name="P41"><text:s text:c="4"/>stunnel</text:p>
        <text:p text:style-name="P41"><text:s text:c="4"/>dhclient</text:p>
        <text:p text:style-name="P41"><text:s text:c="4"/>kernel</text:p>
        <text:p text:style-name="P41"><text:soft-page-break/><text:s text:c="4"/>openssh-server</text:p>
        <text:p text:style-name="P41"><text:s text:c="4"/>openssh-clients</text:p>
        <text:p text:style-name="P41"><text:s text:c="4"/>busybox-anaconda</text:p>
        <text:p text:style-name="P41"><text:s text:c="4"/>wget</text:p>
        <text:p text:style-name="P41"><text:s text:c="4"/>vim-minimal</text:p>
        <text:p text:style-name="P41"><text:s text:c="4"/>ntp</text:p>
        <text:p text:style-name="P41"/>
        <text:p text:style-name="P2">You can add any other packages that you want to install on your compute node. <text:s/>For example, if you want to have userids with passwords you should add the following:</text:p>
        <text:p text:style-name="P105"><text:s text:c="4"/>cracklib</text:p>
        <text:p text:style-name="P41"><text:s text:c="4"/>libuser</text:p>
        <text:p text:style-name="P41"><text:s text:c="4"/>passwd</text:p>
        <text:p text:style-name="P42"/>
        <text:p text:style-name="P103">[SLES11]:</text:p>
        <text:p text:style-name="P12">Add following packages name into the &lt;profile&gt;.pkglist</text:p>
        <text:p text:style-name="P105"><text:s text:c="4"/>aaa_base</text:p>
        <text:p text:style-name="P41"><text:s text:c="4"/>bash</text:p>
        <text:p text:style-name="P41"><text:s text:c="4"/>nfs-utils</text:p>
        <text:p text:style-name="P41"><text:s text:c="4"/>dhcpcd</text:p>
        <text:p text:style-name="P41"><text:s text:c="4"/>kernel-ppc64</text:p>
        <text:p text:style-name="P41"><text:s text:c="4"/>openssh</text:p>
        <text:p text:style-name="P41"><text:s text:c="4"/>psmisc</text:p>
        <text:p text:style-name="P41"><text:s text:c="4"/>wget</text:p>
        <text:p text:style-name="P41"><text:s text:c="4"/>sysconfig</text:p>
        <text:p text:style-name="P41"><text:s text:c="4"/>syslog-ng</text:p>
        <text:p text:style-name="P41"><text:s text:c="4"/>klogd</text:p>
        <text:p text:style-name="P41"><text:s text:c="4"/>vim</text:p>
        <text:p text:style-name="P62"/>
        <text:p text:style-name="P12">Add following package name into the &lt;profile&gt;.otherpkgs.pkglist</text:p>
        <text:p text:style-name="P105"><text:s text:c="4"/>stunnel</text:p>
        <text:p text:style-name="P41"/>
        <text:p text:style-name="P19">Since SLES11 does not ship the stunnle package, you need to download it and copy it to /install/post/otherpkgs/sles11/ppc64.</text:p>
        <text:p text:style-name="P19"/>
        <text:p text:style-name="P59">You can get the stunnle package for SLES11 from here:</text:p>
        <text:p text:style-name="P26">http://xcat.sourceforge.net/yum/xcat-dep/sles11/ppc64 </text:p>
        <text:p text:style-name="P54"/>
        <text:p text:style-name="P48">mkdir -p /install/post/otherpkgs/sles11/ppc64</text:p>
        <text:p text:style-name="P44">copy the stunnel package to the /install/post/otherpkgs/sles11/ppc64</text:p>
        <text:list text:style-name="L1" text:continue-numbering="true">
          <text:list-item>
            <text:list text:continue-numbering="true">
              <text:list-item>
                <text:list text:continue-numbering="true">
                  <text:list-item>
                    <text:list text:continue-numbering="true">
                      <text:list-item>
                        <text:h text:style-name="P98" text:outline-level="4">Run image generation</text:h>
                      </text:list-item>
                    </text:list>
                  </text:list-item>
                </text:list>
              </text:list-item>
            </text:list>
          </text:list-item>
        </text:list>
        <text:p text:style-name="P103">[RHEL]:</text:p>
        <text:p text:style-name="Code">cd /opt/xcat/share/xcat/netboot/rh</text:p>
        <text:p text:style-name="Code">./genimage -i eth0 -n ibmveth -o rhels5.2 -p compute</text:p>
        <text:p text:style-name="Code"/>
        <text:p text:style-name="P103">[SLES11]:</text:p>
        <text:p text:style-name="P116">cd /opt/xcat/share/xcat/netboot/sles </text:p>
        <text:p text:style-name="P112">./genimage -i eth0 -n ibmveth -o sles11 -p compute </text:p>
        <text:p text:style-name="P33"/>
        <text:list text:style-name="L1" text:continue-numbering="true">
          <text:list-item>
            <text:list text:continue-numbering="true">
              <text:list-item>
                <text:list text:continue-numbering="true">
                  <text:list-item>
                    <text:list text:continue-numbering="true">
                      <text:list-item>
                        <text:h text:style-name="P98" text:outline-level="4">Pack the image</text:h>
                      </text:list-item>
                    </text:list>
                  </text:list-item>
                </text:list>
              </text:list-item>
            </text:list>
          </text:list-item>
        </text:list>
        <text:p text:style-name="P103">[RHEL]:</text:p>
        <text:p text:style-name="Code">packimage -o rhels5.2 -p compute -a ppc64</text:p>
        <text:p text:style-name="P103"><text:soft-page-break/>[SLES]:</text:p>
        <text:p text:style-name="Code">packimage -o sles11 -p compute -a ppc64</text:p>
        <text:list text:style-name="L1" text:continue-numbering="true">
          <text:list-item>
            <text:list text:continue-numbering="true">
              <text:list-item>
                <text:list text:continue-numbering="true">
                  <text:list-item>
                    <text:h text:style-name="P81"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81"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81" text:outline-level="3"><text:span text:style-name="T9">C</text:span>heck the installation result</text:h>
                  </text:list-item>
                </text:list>
              </text:list-item>
            </text:list>
          </text:list-item>
        </text:list>
        <text:p text:style-name="P30">1. Check that ssh service on the node is working and you can login without <text:s/>password</text:p>
        <text:p text:style-name="P38">2. If ssh is working but cannot login without password, force exchange the ssh key to the compute node using xdsh:</text:p>
        <text:p text:style-name="P105">xdsh pnode1 -K</text:p>
        <text:p text:style-name="P41"/>
        <text:p text:style-name="P2">After exchanging ssh key, following command should work.</text:p>
        <text:p text:style-name="P45">xdsh pnode1 date</text:p>
        <text:p text:style-name="P45"/>
        <text:p text:style-name="P45"/>
        <text:list text:style-name="L1" text:continue-numbering="true">
          <text:list-item>
            <text:h text:style-name="P79" text:outline-level="1">Firmware upgrade</text:h>
            <text:list>
              <text:list-item>
                <text:h text:style-name="P78" text:outline-level="2">Requirements</text:h>
              </text:list-item>
            </text:list>
          </text:list-item>
        </text:list>
        <text:p text:style-name="P11">POWER5 and POWER6 <text:s/>Licensed Internal Code updates must meet <text:s/>the following prerequisites:</text:p>
        <text:list text:style-name="L1" text:continue-numbering="true">
          <text:list-item>
            <text:list text:continue-numbering="true">
              <text:list-item>
                <text:list text:continue-numbering="true">
                  <text:list-item>
                    <text:h text:outline-level="3">Enable the HMC to allow remote ssh connections.</text:h>
                  </text:list-item>
                </text:list>
              </text:list-item>
            </text:list>
          </text:list-item>
        </text:list>
        <text:p text:style-name="P4">[AIX]</text:p>
        <text:p text:style-name="P11">Ensure that ssh is installed on the AIX xCAT management node. If you are using an AIX management node, make sure the value of "useSSHonAIX" <text:s/>is “yes” in the site table.</text:p>
        <text:p text:style-name="P11">chtab <text:s/>key="useSSHonAIX" site.value=yes</text:p>
        <text:list text:style-name="L1" text:continue-numbering="true">
          <text:list-item>
            <text:list text:continue-numbering="true">
              <text:list-item>
                <text:list text:continue-numbering="true">
                  <text:list-item>
                    <text:h text:style-name="P81" text:outline-level="3">Define the necessary attributes</text:h>
                  </text:list-item>
                </text:list>
              </text:list-item>
            </text:list>
          </text:list-item>
        </text:list>
        <text:p text:style-name="P11">The Lpar , CEC, or BPA has been defined in the nodelist, nodehm, nodetype, vpd, ppc tables.</text:p>
        <text:list text:style-name="L1" text:continue-numbering="true">
          <text:list-item>
            <text:list text:continue-numbering="true">
              <text:list-item>
                <text:list text:continue-numbering="true">
                  <text:list-item>
                    <text:h text:style-name="P81" text:outline-level="3">Define the HMC as a node</text:h>
                  </text:list-item>
                </text:list>
              </text:list-item>
            </text:list>
          </text:list-item>
        </text:list>
        <text:p text:style-name="P11">Define the HMC as a node on the management node. For example,</text:p>
        <text:p text:style-name="P17">nodeadd <text:s/>hmc01.clusters.com groups=hmc</text:p>
        <text:list text:style-name="L1" text:continue-numbering="true">
          <text:list-item>
            <text:list text:continue-numbering="true">
              <text:list-item>
                <text:list text:continue-numbering="true">
                  <text:list-item>
                    <text:h text:style-name="P81" text:outline-level="3">Setup SSH connection to HMC</text:h>
                  </text:list-item>
                </text:list>
              </text:list-item>
            </text:list>
          </text:list-item>
        </text:list>
        <text:p text:style-name="P11">Run the rspconfig command to set up and generate the ssh keys on the xCAT management node and transfer the public key to the HMC. You must also manually configure the HMC to allow remote ssh connections. For example:</text:p>
        <text:p text:style-name="P17">rspconfig hmc01.clusters.com sshcfg=enable</text:p>
        <text:list text:style-name="L1" text:continue-numbering="true">
          <text:list-item>
            <text:list text:continue-numbering="true">
              <text:list-item>
                <text:list text:continue-numbering="true">
                  <text:list-item>
                    <text:h text:style-name="P81" text:outline-level="3"><text:soft-page-break/>Get the Microcode update package and associated XML file</text:h>
                  </text:list-item>
                </text:list>
              </text:list-item>
            </text:list>
          </text:list-item>
        </text:list>
        <text:p text:style-name="P46">Download the Microcode update package and associated XML file from the IBM Web site: <text:a xlink:type="simple" xlink:href="http://www14.software.ibm.com/webapp/set2/firmware/gjsn">http://www14.software.ibm.com/webapp/set2/firmware/gjsn</text:a>. </text:p>
        <text:p text:style-name="P46"/>
        <text:list text:style-name="L1" text:continue-numbering="true">
          <text:list-item>
            <text:list text:continue-numbering="true">
              <text:list-item>
                <text:h text:style-name="P73" text:outline-level="2">Perform Firmware upgrade for CEC on P5/P6</text:h>
                <text:list>
                  <text:list-item>
                    <text:h text:outline-level="3">Define the CEC as a node on the management node</text:h>
                  </text:list-item>
                </text:list>
              </text:list-item>
            </text:list>
          </text:list-item>
        </text:list>
        <text:p text:style-name="P11"/>
        <text:p text:style-name="P11">Update the xCAT required xCAT tables:</text:p>
        <text:p text:style-name="P11"/>
        <text:p text:style-name="P11">Modify the nodelist table</text:p>
        <text:p text:style-name="P17">nodeadd <text:s/>Server-m_tmp-SNs_tmp groups=hmc,all</text:p>
        <text:p text:style-name="P11"/>
        <text:p text:style-name="P11">Modify the table nodehm</text:p>
        <text:p text:style-name="P17">chtab node="Server-m_tmp-SNs_tmp" nodehm.mgt="hmc"</text:p>
        <text:p text:style-name="P11"/>
        <text:p text:style-name="P11">Modify the table nodetype:</text:p>
        <text:p text:style-name="P17">chtab node="Server-m_tmp-SNs_tmp" nodetype.nodetype="fsp"</text:p>
        <text:p text:style-name="P11"/>
        <text:p text:style-name="P11">Modify the table ppc:</text:p>
        <text:p text:style-name="P17">chtab node="Server-m_tmp-SNs_tmp" ppc.hcp= hmc01.clusters.com</text:p>
        <text:p text:style-name="P11"/>
        <text:p text:style-name="P11">Modify the tab vpd:</text:p>
        <text:p text:style-name="P17">chtab node=Server-m_tmp-SNs_tmp vpd.serial=s_tmp vpd.mtm=m_tmp</text:p>
        <text:p text:style-name="P11"/>
        <text:p text:style-name="P11">Set the <text:s/>account of the HMC(Modify the ppchcp):</text:p>
        <text:p text:style-name="P17">chtab hcp=hmc01.clusters.com <text:s/>ppchcp.username=hscroot ppchcp.password=abc123</text:p>
        <text:p text:style-name="P11"/>
        <text:list text:style-name="L1" text:continue-numbering="true">
          <text:list-item>
            <text:list text:continue-numbering="true">
              <text:list-item>
                <text:list text:continue-numbering="true">
                  <text:list-item>
                    <text:h text:outline-level="3">Setup SSH connection to HMC</text:h>
                  </text:list-item>
                </text:list>
              </text:list-item>
            </text:list>
          </text:list-item>
        </text:list>
        <text:p text:style-name="P11">Generate the ssh keys on the xCAT management node and transfer the public key to the HMC to configure the HMC to allow remote ssh connections.</text:p>
        <text:p text:style-name="P17">rspconfig hmc01.clusters.com sshcfg=enable</text:p>
        <text:p text:style-name="P11"/>
        <text:list text:style-name="L1" text:continue-numbering="true">
          <text:list-item>
            <text:list text:continue-numbering="true">
              <text:list-item>
                <text:list text:continue-numbering="true">
                  <text:list-item>
                    <text:h text:style-name="P97" text:outline-level="3">Check firmware level</text:h>
                  </text:list-item>
                </text:list>
              </text:list-item>
            </text:list>
          </text:list-item>
        </text:list>
        <text:p text:style-name="P17">rinv Server-m_tmp-SNs_tmp firm</text:p>
        <text:p text:style-name="P11"/>
        <text:list text:style-name="L1" text:continue-numbering="true">
          <text:list-item>
            <text:list text:continue-numbering="true">
              <text:list-item>
                <text:list text:continue-numbering="true">
                  <text:list-item>
                    <text:h text:style-name="P81" text:outline-level="3">Update the firmware</text:h>
                  </text:list-item>
                </text:list>
              </text:list-item>
            </text:list>
          </text:list-item>
        </text:list>
        <text:p text:style-name="P11"/>
        <text:p text:style-name="P11"><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1"/>
        <text:p text:style-name="P11">Run the rflash command with <text:s/>the --activate flag to specify the update mode to perform the updates.（Please see the “rflash” manpage for more information）</text:p>
        <text:p text:style-name="P17">rflash Server-m_tmp-SNs_tmp <text:s/>-p /tmp/fw --activate disruptive</text:p>
        <text:p text:style-name="P11"/>
        <text:p text:style-name="P11">NOTE:You Need check your update is concurrent or disruptive here!! other commands sample:</text:p>
        <text:p text:style-name="P17">rflash Server-m_tmp-SNs_tmp <text:s/>-p /tmp/fw --activate concurrent</text:p>
        <text:p text:style-name="P11"/>
        <text:p text:style-name="P6">Notes:</text:p>
        <text:p text:style-name="P6">1)If the noderange is the group lpar, the upgrade steps are the same as the CEC's.</text:p>
        <text:p text:style-name="P6">2)System p5 and p6 updates can require time to complete and there is no visual indication that the command is proceeding.</text:p>
        <text:p text:style-name="P11"/>
        <text:list text:style-name="L1" text:continue-numbering="true">
          <text:list-item>
            <text:list text:continue-numbering="true">
              <text:list-item>
                <text:h text:style-name="P76" text:outline-level="2">Perform Firmware upgrades for BPA on P5/P6</text:h>
              </text:list-item>
            </text:list>
          </text:list-item>
        </text:list>
        <text:p text:style-name="P11"/>
        <text:list text:style-name="L1" text:continue-numbering="true">
          <text:list-item>
            <text:list text:continue-numbering="true">
              <text:list-item>
                <text:list text:continue-numbering="true">
                  <text:list-item>
                    <text:h text:style-name="P81" text:outline-level="3">Define the BPA as a node on the management node</text:h>
                  </text:list-item>
                </text:list>
              </text:list-item>
            </text:list>
          </text:list-item>
        </text:list>
        <text:p text:style-name="P11"/>
        <text:p text:style-name="P11">Update the xCAT tables:</text:p>
        <text:p text:style-name="P11"/>
        <text:p text:style-name="P11">Modify the nodelist table. Define the BPA as a node</text:p>
        <text:p text:style-name="P17">nodeadd <text:s/>Server-m_tmps_tmp groups=hmc,all</text:p>
        <text:p text:style-name="P11"/>
        <text:p text:style-name="P11">Modify the table nodehm</text:p>
        <text:p text:style-name="P17">chtab node="Server-m_tmps_tmp" <text:s/>nodehm.mgt="hmc"</text:p>
        <text:p text:style-name="P11"/>
        <text:p text:style-name="P11">Modify the table nodetype:</text:p>
        <text:p text:style-name="P17">chtab node="Server-m_tmps_tmp" <text:s/>nodetype.nodetype="fsp"</text:p>
        <text:p text:style-name="P11"/>
        <text:p text:style-name="P11">Modify the table ppc:</text:p>
        <text:p text:style-name="P17">chtab node="Server-m_tmps_tmp" <text:s/>ppc.hcp= hmc01.clusters.com ppc.id=x</text:p>
        <text:p text:style-name="P11"/>
        <text:p text:style-name="P11">Modify the tab vpd:</text:p>
        <text:p text:style-name="P17">chtab node=Server-m_tmps_tmp <text:s/>vpd.serial=s_tmp vpd.mtm=m_tmp</text:p>
        <text:p text:style-name="P11"/>
        <text:p text:style-name="P11">Set the <text:s/>account of the HMC(Modify the ppchcp):</text:p>
        <text:p text:style-name="P17">chtab hcp=hmc01.clusters.com <text:s/>ppchcp.username=hscroot ppchcp.password=abc123</text:p>
        <text:p text:style-name="P11"/>
        <text:list text:style-name="L1" text:continue-numbering="true">
          <text:list-item>
            <text:list text:continue-numbering="true">
              <text:list-item>
                <text:list text:continue-numbering="true">
                  <text:list-item>
                    <text:h text:style-name="P81" text:outline-level="3"><text:soft-page-break/>Setup SSH connection to HMC</text:h>
                  </text:list-item>
                </text:list>
              </text:list-item>
            </text:list>
          </text:list-item>
        </text:list>
        <text:p text:style-name="P11">Generate the ssh keys on the xCAT management node and transfer the public key to the HMC to configure the HMC to allow remote ssh connections.</text:p>
        <text:p text:style-name="P18">rspconfig hmc01.clusters.com sshcfg=enable</text:p>
        <text:p text:style-name="P11"/>
        <text:list text:style-name="L1" text:continue-numbering="true">
          <text:list-item>
            <text:list text:continue-numbering="true">
              <text:list-item>
                <text:list text:continue-numbering="true">
                  <text:list-item>
                    <text:h text:style-name="P81" text:outline-level="3">User rinv to check the firmware level ( see rinv manpage)</text:h>
                  </text:list-item>
                </text:list>
              </text:list-item>
            </text:list>
          </text:list-item>
        </text:list>
        <text:p text:style-name="P17">rinv <text:s/>Server-m_tmps_tmp <text:s/>firm</text:p>
        <text:p text:style-name="P11"/>
        <text:list text:style-name="L1" text:continue-numbering="true">
          <text:list-item>
            <text:list text:continue-numbering="true">
              <text:list-item>
                <text:list text:continue-numbering="true">
                  <text:list-item>
                    <text:h text:style-name="P81" text:outline-level="3">Update the firmware</text:h>
                  </text:list-item>
                </text:list>
              </text:list-item>
            </text:list>
          </text:list-item>
        </text:list>
        <text:p text:style-name="P11">Download he Microcode update package and associated XML file from the IBM Web site:</text:p>
        <text:p text:style-name="P11"><text:s text:c="13"/><text:a xlink:type="simple" xlink:href="http://www14.software.ibm.com/webapp/set2/firmware/gjsn">http://www14.software.ibm.com/webapp/set2/firmware/gjsn</text:a></text:p>
        <text:p text:style-name="P11">Create the /tmp/fw directory, if necessary, and copy the downloaded files to the /tmp/fw directory.</text:p>
        <text:p text:style-name="P11"/>
        <text:p text:style-name="P11">Run the rflash command with <text:s/>the --activate flag to specify the update mode to perform the updates.</text:p>
        <text:p text:style-name="P17">rflash Server-m_tmps_tmp <text:s/>-p /tmp/fw --activate disruptive</text:p>
        <text:p text:style-name="P11"/>
        <text:p text:style-name="P8">NOTE:You Need check your update is concurrent or disruptive here!! other commands sample:</text:p>
        <text:p text:style-name="P17">rflash Server-m_tmps_tmp <text:s/>-p /tmp/fw --activate concurrent</text:p>
        <text:p text:style-name="P11"/>
        <text:list text:style-name="L1" text:continue-numbering="true">
          <text:list-item>
            <text:list text:continue-numbering="true">
              <text:list-item>
                <text:h text:style-name="P76" text:outline-level="2">Commit currently activated LIC update(copy T to P) for a CEC/BPA on p5/p6</text:h>
              </text:list-item>
            </text:list>
          </text:list-item>
        </text:list>
        <text:p text:style-name="P11"/>
        <text:list text:style-name="L1" text:continue-numbering="true">
          <text:list-item>
            <text:list text:continue-numbering="true">
              <text:list-item>
                <text:list text:continue-numbering="true">
                  <text:list-item>
                    <text:h text:style-name="P81" text:outline-level="3">Check firmware level</text:h>
                  </text:list-item>
                </text:list>
              </text:list-item>
            </text:list>
          </text:list-item>
        </text:list>
        <text:p text:style-name="P11">Refer to the environment setup in the section 'Firmware upgrade for CEC on P5/P6' to make sure the firmware version is correct.</text:p>
        <text:p text:style-name="P11"/>
        <text:list text:style-name="L1" text:continue-numbering="true">
          <text:list-item>
            <text:list text:continue-numbering="true">
              <text:list-item>
                <text:list text:continue-numbering="true">
                  <text:list-item>
                    <text:h text:style-name="P81" text:outline-level="3">Commit the firmware LIC</text:h>
                  </text:list-item>
                </text:list>
              </text:list-item>
            </text:list>
          </text:list-item>
        </text:list>
        <text:p text:style-name="P11">Run the rflash command with the –commit flag.</text:p>
        <text:p text:style-name="P17">rflash <text:s/>Server-m_tmp-SNs_tmp --commit</text:p>
        <text:p text:style-name="P11"/>
        <text:p text:style-name="P8">Notes:</text:p>
        <text:p text:style-name="P8">(1)If the noderange is Lpar, the commit steps are the same as the CEC's.</text:p>
        <text:p text:style-name="P8">(2) When the –commit <text:s/>or --recover two flags is used, the noderange cannot be <text:s/>BPA . <text:s/>It only can be CEC or LPAR ,and <text:s/>will take effect for both managed systems and power subsystems.</text:p>
        <text:p text:style-name="P11"/>
        <text:p text:style-name="P21"/>
        <text:p text:style-name="P20"><text:soft-page-break/></text:p>
        <text:p text:style-name="P20"/>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n Example Of xCAT Installation</dc:title>
    <meta:creation-date>2008-11-03T14:39:00</meta:creation-date>
    <dc:creator>XiaoPeng Wang</dc:creator>
    <dc:date>2009-04-01T21:01:05</dc:date>
    <meta:editing-cycles>311</meta:editing-cycles>
    <meta:editing-duration>P3DT19H18M52S</meta:editing-duration>
    <meta:user-defined meta:name="Info 1"/>
    <meta:user-defined meta:name="Info 2"/>
    <meta:user-defined meta:name="Info 3"/>
    <meta:user-defined meta:name="Info 4"/>
    <meta:document-statistic meta:table-count="0" meta:image-count="0" meta:object-count="0" meta:page-count="17" meta:paragraph-count="441" meta:word-count="3683" meta:character-count="22184"/>
  </office:meta>
</office:document-meta>
</file>